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paragraph-rsid="00144602" style:font-size-asian="11pt" style:font-size-complex="11pt"/>
    </style:style>
    <style:style style:name="P2" style:family="paragraph" style:parent-style-name="Standard">
      <style:text-properties fo:font-size="11pt" officeooo:paragraph-rsid="00159e04" style:font-size-asian="11pt" style:font-size-complex="11pt"/>
    </style:style>
    <style:style style:name="P3" style:family="paragraph" style:parent-style-name="Standard">
      <style:text-properties fo:font-size="11pt" officeooo:paragraph-rsid="0016cf7f" style:font-size-asian="11pt" style:font-size-complex="11pt"/>
    </style:style>
    <style:style style:name="P4" style:family="paragraph" style:parent-style-name="Standard">
      <style:text-properties fo:font-size="11pt" officeooo:paragraph-rsid="00178ee6" style:font-size-asian="11pt" style:font-size-complex="11pt"/>
    </style:style>
    <style:style style:name="P5" style:family="paragraph" style:parent-style-name="Standard">
      <style:text-properties fo:font-size="11pt" officeooo:paragraph-rsid="001846c6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paragraph-rsid="001846c6" style:font-size-asian="11pt" style:font-size-complex="11pt"/>
    </style:style>
    <style:style style:name="P7" style:family="paragraph" style:parent-style-name="Standard">
      <style:text-properties fo:font-size="11pt" officeooo:paragraph-rsid="0018a4b5" style:font-size-asian="11pt" style:font-size-complex="11pt"/>
    </style:style>
    <style:style style:name="P8" style:family="paragraph" style:parent-style-name="Standard">
      <style:text-properties fo:font-size="11pt" officeooo:paragraph-rsid="0016cf7f" fo:background-color="transparent" style:font-size-asian="11pt" style:font-size-complex="11pt"/>
    </style:style>
    <style:style style:name="P9" style:family="paragraph" style:parent-style-name="Standard">
      <style:text-properties fo:font-size="11pt" officeooo:paragraph-rsid="0018a4b5" fo:background-color="transparent" style:font-size-asian="11pt" style:font-size-complex="11pt"/>
    </style:style>
    <style:style style:name="P10" style:family="paragraph" style:parent-style-name="Standard">
      <style:text-properties fo:font-size="11pt" fo:font-weight="bold" officeooo:rsid="00144602" officeooo:paragraph-rsid="00144602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officeooo:rsid="00144602" officeooo:paragraph-rsid="00144602" style:font-size-asian="11pt" style:font-size-complex="11pt"/>
    </style:style>
    <style:style style:name="T1" style:family="text">
      <style:text-properties officeooo:rsid="00144602"/>
    </style:style>
    <style:style style:name="T2" style:family="text">
      <style:text-properties officeooo:rsid="00159e04"/>
    </style:style>
    <style:style style:name="T3" style:family="text">
      <style:text-properties officeooo:rsid="00159e04" fo:background-color="#00ff00"/>
    </style:style>
    <style:style style:name="T4" style:family="text">
      <style:text-properties officeooo:rsid="00144602" fo:background-color="#00ff00"/>
    </style:style>
    <style:style style:name="T5" style:family="text">
      <style:text-properties officeooo:rsid="00178ee6" fo:background-color="#00ff00"/>
    </style:style>
    <style:style style:name="T6" style:family="text">
      <style:text-properties officeooo:rsid="00159e04" fo:background-color="#ffd320"/>
    </style:style>
    <style:style style:name="T7" style:family="text">
      <style:text-properties officeooo:rsid="00144602" fo:background-color="#ffd320"/>
    </style:style>
    <style:style style:name="T8" style:family="text">
      <style:text-properties officeooo:rsid="00159e04" fo:background-color="#ff950e"/>
    </style:style>
    <style:style style:name="T9" style:family="text">
      <style:text-properties officeooo:rsid="00144602" fo:background-color="#ff950e"/>
    </style:style>
    <style:style style:name="T10" style:family="text">
      <style:text-properties officeooo:rsid="00144602" fo:background-color="transparent"/>
    </style:style>
    <style:style style:name="T11" style:family="text">
      <style:text-properties officeooo:rsid="00178ee6" fo:background-color="transparent"/>
    </style:style>
    <style:style style:name="T12" style:family="text">
      <style:text-properties fo:color="#000000" officeooo:rsid="00144602" fo:background-color="#00ff00"/>
    </style:style>
    <style:style style:name="T13" style:family="text">
      <style:text-properties fo:font-weight="bold" officeooo:rsid="00159e04" style:font-weight-asian="bold" style:font-weight-complex="bold"/>
    </style:style>
    <style:style style:name="T14" style:family="text">
      <style:text-properties officeooo:rsid="0019c60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0">InfTech2 – HA4 – T0<text:span text:style-name="T14">2</text:span>G01</text:p>
        <text:p text:style-name="P11"/>
        <text:p text:style-name="P2"><text:span text:style-name="T13">Aufgabe 1</text:span><text:span text:style-name="T2"> – Selection Sort</text:span></text:p>
        <text:p text:style-name="P11"/>
        <text:p text:style-name="P2"><text:span text:style-name="T3">A,B,C </text:span><text:span text:style-name="T2">: der bereits sortierte Teil der Folge</text:span></text:p>
        <text:p text:style-name="P2"><text:span text:style-name="T6">G :</text:span><text:span text:style-name="T2"> das aktuell kleinste Element der noch zu sortierenden Folge</text:span></text:p>
        <text:p text:style-name="P2"><text:span text:style-name="T8">Z :</text:span><text:span text:style-name="T2"> das aktuell untersuchte Element</text:span></text:p>
        <text:p text:style-name="P11"/>
        <text:p text:style-name="P1"><text:span text:style-name="T1">g = </text:span><text:span text:style-name="T9">AA</text:span><text:span text:style-name="T1">, UV, GT, SA, LM, AB, CI, LM, HO, IW, CB</text:span></text:p>
        <text:p text:style-name="P2"><text:span text:style-name="T1">g = </text:span><text:span text:style-name="T7">AA</text:span><text:span text:style-name="T1">, </text:span><text:span text:style-name="T9">UV</text:span><text:span text:style-name="T1">, GT, SA, LM, AB, CI, LM, HO, IW, CB</text:span></text:p>
        <text:p text:style-name="P2"><text:span text:style-name="T1">g = </text:span><text:span text:style-name="T7">AA</text:span><text:span text:style-name="T1">, UV, </text:span><text:span text:style-name="T9">GT</text:span><text:span text:style-name="T1">, SA, LM, AB, CI, LM, HO, IW, CB</text:span></text:p>
        <text:p text:style-name="P2"><text:span text:style-name="T1">g = </text:span><text:span text:style-name="T7">AA</text:span><text:span text:style-name="T1">, UV, GT, </text:span><text:span text:style-name="T9">SA</text:span><text:span text:style-name="T1">, LM, AB, CI, LM, HO, IW, CB</text:span></text:p>
        <text:p text:style-name="P2"><text:span text:style-name="T1">g = </text:span><text:span text:style-name="T7">AA</text:span><text:span text:style-name="T1">, UV, GT, SA, </text:span><text:span text:style-name="T9">LM</text:span><text:span text:style-name="T1">, AB, CI, LM, HO, IW, CB</text:span></text:p>
        <text:p text:style-name="P2"><text:span text:style-name="T1">g = </text:span><text:span text:style-name="T7">AA</text:span><text:span text:style-name="T1">, UV, GT, SA, LM, </text:span><text:span text:style-name="T9">AB</text:span><text:span text:style-name="T1">, CI, LM, HO, IW, CB</text:span></text:p>
        <text:p text:style-name="P2"><text:span text:style-name="T1">g = </text:span><text:span text:style-name="T7">AA</text:span><text:span text:style-name="T1">, UV, GT, SA, LM, AB, </text:span><text:span text:style-name="T9">CI</text:span><text:span text:style-name="T1">, LM, HO, IW, CB</text:span></text:p>
        <text:p text:style-name="P2"><text:span text:style-name="T1">g = </text:span><text:span text:style-name="T7">AA</text:span><text:span text:style-name="T1">, UV, GT, SA, LM, AB, CI, </text:span><text:span text:style-name="T9">LM</text:span><text:span text:style-name="T1">, HO, IW, CB</text:span></text:p>
        <text:p text:style-name="P2"><text:span text:style-name="T1">g = </text:span><text:span text:style-name="T7">AA</text:span><text:span text:style-name="T1">, UV, GT, SA, LM, AB, CI, LM, </text:span><text:span text:style-name="T9">HO</text:span><text:span text:style-name="T1">, IW, CB</text:span></text:p>
        <text:p text:style-name="P2"><text:span text:style-name="T1">g = </text:span><text:span text:style-name="T7">AA</text:span><text:span text:style-name="T1">, UV, GT, SA, LM, AB, CI, LM, HO, </text:span><text:span text:style-name="T9">IW</text:span><text:span text:style-name="T1">, CB</text:span></text:p>
        <text:p text:style-name="P2"><text:span text:style-name="T1">g = </text:span><text:span text:style-name="T7">AA</text:span><text:span text:style-name="T1">, UV, GT, SA, LM, AB, CI, LM, HO, IW, </text:span><text:span text:style-name="T9">CB</text:span></text:p>
        <text:p text:style-name="P8"><text:span text:style-name="T1">g = </text:span><text:span text:style-name="T7">AA</text:span><text:span text:style-name="T1">, UV, GT, SA, LM, AB, CI, LM, HO, IW, CB</text:span></text:p>
        <text:p text:style-name="P9"><text:span text:style-name="T1">g = </text:span><text:span text:style-name="T4">AA</text:span><text:span text:style-name="T1">, UV, GT, SA, LM, AB, CI, LM, HO, IW, CB</text:span></text:p>
        <text:p text:style-name="P2"><text:span text:style-name="T1">g = </text:span><text:span text:style-name="T4">AA</text:span><text:span text:style-name="T1">, </text:span><text:span text:style-name="T9">UV</text:span><text:span text:style-name="T1">, GT, SA, LM, AB, CI, LM, HO, IW, </text:span><text:span text:style-name="T10">CB</text:span></text:p>
        <text:p text:style-name="P2"><text:span text:style-name="T10">g = </text:span><text:span text:style-name="T4">AA</text:span><text:span text:style-name="T10">, </text:span><text:span text:style-name="T7">UV</text:span><text:span text:style-name="T10">, </text:span><text:span text:style-name="T9">GT,</text:span><text:span text:style-name="T10"> SA, LM, AB, CI, LM, HO, IW, CB</text:span></text:p>
        <text:p text:style-name="P2"><text:span text:style-name="T10">g = </text:span><text:span text:style-name="T4">AA</text:span><text:span text:style-name="T10">, UV, </text:span><text:span text:style-name="T7">GT</text:span><text:span text:style-name="T10">, </text:span><text:span text:style-name="T9">SA</text:span><text:span text:style-name="T10">, LM, AB, CI, LM, HO, IW, CB</text:span></text:p>
        <text:p text:style-name="P2"><text:span text:style-name="T10">g = </text:span><text:span text:style-name="T4">AA</text:span><text:span text:style-name="T10">, UV, </text:span><text:span text:style-name="T7">GT,</text:span><text:span text:style-name="T10"> SA, </text:span><text:span text:style-name="T9">LM</text:span><text:span text:style-name="T10">, AB, CI, LM, HO, IW, CB</text:span></text:p>
        <text:p text:style-name="P2"><text:span text:style-name="T10">g = </text:span><text:span text:style-name="T4">AA</text:span><text:span text:style-name="T10">, UV, GT, SA, LM, </text:span><text:span text:style-name="T9">AB</text:span><text:span text:style-name="T10">, CI, LM, HO, IW, CB</text:span></text:p>
        <text:p text:style-name="P2"><text:span text:style-name="T10">g = </text:span><text:span text:style-name="T4">AA</text:span><text:span text:style-name="T10">, UV, GT, SA, LM, </text:span><text:span text:style-name="T7">AB</text:span><text:span text:style-name="T10">, </text:span><text:span text:style-name="T9">CI,</text:span><text:span text:style-name="T10"> LM, HO, IW, CB</text:span></text:p>
        <text:p text:style-name="P2"><text:span text:style-name="T10">g = </text:span><text:span text:style-name="T4">AA</text:span><text:span text:style-name="T10">, UV, GT, SA, LM, </text:span><text:span text:style-name="T7">AB</text:span><text:span text:style-name="T10">, CI, </text:span><text:span text:style-name="T9">LM,</text:span><text:span text:style-name="T10"> HO, IW, CB</text:span></text:p>
        <text:p text:style-name="P2"><text:span text:style-name="T10">g = </text:span><text:span text:style-name="T4">AA</text:span><text:span text:style-name="T10">, UV, GT, SA, LM, </text:span><text:span text:style-name="T7">AB</text:span><text:span text:style-name="T10">, CI, LM, </text:span><text:span text:style-name="T9">HO</text:span><text:span text:style-name="T10">, IW, CB</text:span></text:p>
        <text:p text:style-name="P2"><text:span text:style-name="T10">g = </text:span><text:span text:style-name="T4">AA</text:span><text:span text:style-name="T10">, UV, GT, SA, LM, </text:span><text:span text:style-name="T7">AB</text:span><text:span text:style-name="T10">, CI, LM, HO, </text:span><text:span text:style-name="T9">IW</text:span><text:span text:style-name="T10">, CB</text:span></text:p>
        <text:p text:style-name="P2"><text:span text:style-name="T10">g = </text:span><text:span text:style-name="T4">AA</text:span><text:span text:style-name="T10">, UV, GT, SA, LM, </text:span><text:span text:style-name="T7">AB</text:span><text:span text:style-name="T10">, CI, LM, HO, IW, </text:span><text:span text:style-name="T9">CB</text:span></text:p>
        <text:p text:style-name="P3"><text:span text:style-name="T10">g = </text:span><text:span text:style-name="T4">AA</text:span><text:span text:style-name="T10">, UV, GT, SA, LM, </text:span><text:span text:style-name="T7">AB</text:span><text:span text:style-name="T10">, CI, LM, HO, IW, CB</text:span></text:p>
        <text:p text:style-name="P2"><text:span text:style-name="T10">g = </text:span><text:span text:style-name="T4">AA, AB,</text:span><text:span text:style-name="T10"> GT, SA, LM, UV, CI, LM, HO, IW, CB</text:span></text:p>
        <text:p text:style-name="P7"><text:span text:style-name="T10">g = </text:span><text:span text:style-name="T4">AA, AB,</text:span><text:span text:style-name="T10"> </text:span><text:span text:style-name="T9">GT</text:span><text:span text:style-name="T10">, SA, LM, UV, CI, LM, HO, IW, CB</text:span></text:p>
        <text:p text:style-name="P2"><text:span text:style-name="T10">g = </text:span><text:span text:style-name="T4">AA, AB,</text:span><text:span text:style-name="T10"> </text:span><text:span text:style-name="T7">GT</text:span><text:span text:style-name="T10">, </text:span><text:span text:style-name="T9">SA</text:span><text:span text:style-name="T10">, LM, UV, CI, LM, HO, IW, CB</text:span></text:p>
        <text:p text:style-name="P2"><text:span text:style-name="T10">g = </text:span><text:span text:style-name="T4">AA, AB,</text:span><text:span text:style-name="T10"> </text:span><text:span text:style-name="T7">GT</text:span><text:span text:style-name="T10">, SA, </text:span><text:span text:style-name="T9">LM</text:span><text:span text:style-name="T10">, UV, CI, LM, HO, IW, CB</text:span></text:p>
        <text:p text:style-name="P2"><text:span text:style-name="T10">g = </text:span><text:span text:style-name="T4">AA, AB,</text:span><text:span text:style-name="T10"> </text:span><text:span text:style-name="T7">GT</text:span><text:span text:style-name="T10">, SA, LM, </text:span><text:span text:style-name="T9">UV,</text:span><text:span text:style-name="T10"> CI, LM, HO, IW, CB</text:span></text:p>
        <text:p text:style-name="P2"><text:span text:style-name="T10">g = </text:span><text:span text:style-name="T4">AA, AB,</text:span><text:span text:style-name="T10"> </text:span><text:span text:style-name="T7">GT</text:span><text:span text:style-name="T10">, SA, LM, UV, </text:span><text:span text:style-name="T9">CI,</text:span><text:span text:style-name="T10"> LM, HO, IW, CB</text:span></text:p>
        <text:p text:style-name="P2"><text:span text:style-name="T10">g = </text:span><text:span text:style-name="T4">AA, AB,</text:span><text:span text:style-name="T10"> GT, SA, LM, UV, </text:span><text:span text:style-name="T7">CI</text:span><text:span text:style-name="T10">, </text:span><text:span text:style-name="T9">LM</text:span><text:span text:style-name="T10">, HO, IW, CB</text:span></text:p>
        <text:p text:style-name="P2"><text:span text:style-name="T10">g = </text:span><text:span text:style-name="T4">AA, AB,</text:span><text:span text:style-name="T10"> GT, SA, LM, UV, </text:span><text:span text:style-name="T7">CI</text:span><text:span text:style-name="T10">, LM, </text:span><text:span text:style-name="T9">HO</text:span><text:span text:style-name="T10">, IW, CB</text:span></text:p>
        <text:p text:style-name="P2"><text:span text:style-name="T10">g = </text:span><text:span text:style-name="T4">AA, AB,</text:span><text:span text:style-name="T10"> GT, SA, LM, UV, </text:span><text:span text:style-name="T7">CI</text:span><text:span text:style-name="T10">, LM, HO, </text:span><text:span text:style-name="T9">IW</text:span><text:span text:style-name="T10">, CB</text:span></text:p>
        <text:p text:style-name="P2"><text:span text:style-name="T10">g = </text:span><text:span text:style-name="T4">AA, AB,</text:span><text:span text:style-name="T10"> GT, SA, LM, UV, </text:span><text:span text:style-name="T7">CI</text:span><text:span text:style-name="T10">, LM, HO, IW, </text:span><text:span text:style-name="T9">CB</text:span></text:p>
        <text:p text:style-name="P3"><text:span text:style-name="T10">g = </text:span><text:span text:style-name="T4">AA, AB,</text:span><text:span text:style-name="T10"> GT, SA, LM, UV, CI, LM, HO, IW, </text:span><text:span text:style-name="T7">CB</text:span></text:p>
        <text:p text:style-name="P7"><text:span text:style-name="T10">g = </text:span><text:span text:style-name="T4">AA, AB</text:span><text:span text:style-name="T12">, CB,</text:span><text:span text:style-name="T10"> SA, LM, UV, CI, LM, HO, IW, GT</text:span></text:p>
        <text:p text:style-name="P4"><text:span text:style-name="T10">g = </text:span><text:span text:style-name="T4">AA, AB</text:span><text:span text:style-name="T12">, CB,</text:span><text:span text:style-name="T10"> </text:span><text:span text:style-name="T9">SA</text:span><text:span text:style-name="T10">, LM, UV, CI, LM, HO, IW, GT </text:span></text:p>
        <text:p text:style-name="P4"><text:span text:style-name="T10">g = </text:span><text:span text:style-name="T4">AA, AB</text:span><text:span text:style-name="T12">, CB,</text:span><text:span text:style-name="T10"> </text:span><text:span text:style-name="T7">SA</text:span><text:span text:style-name="T10">, </text:span><text:span text:style-name="T9">LM</text:span><text:span text:style-name="T10">, UV, CI, LM, HO, IW, GT </text:span></text:p>
        <text:p text:style-name="P4"><text:span text:style-name="T10">g = </text:span><text:span text:style-name="T4">AA, AB</text:span><text:span text:style-name="T12">, CB,</text:span><text:span text:style-name="T10"> SA, </text:span><text:span text:style-name="T7">LM</text:span><text:span text:style-name="T10">, </text:span><text:span text:style-name="T9">UV</text:span><text:span text:style-name="T10">, CI, LM, HO, IW, GT </text:span></text:p>
        <text:p text:style-name="P4"><text:span text:style-name="T10">g = </text:span><text:span text:style-name="T4">AA, AB</text:span><text:span text:style-name="T12">, CB,</text:span><text:span text:style-name="T10"> SA, </text:span><text:span text:style-name="T7">LM</text:span><text:span text:style-name="T10">, UV, </text:span><text:span text:style-name="T9">CI</text:span><text:span text:style-name="T10">, LM, HO, IW, GT </text:span></text:p>
        <text:p text:style-name="P4"><text:span text:style-name="T10">g = </text:span><text:span text:style-name="T4">AA, AB</text:span><text:span text:style-name="T12">, CB,</text:span><text:span text:style-name="T10"> SA, LM, UV, </text:span><text:span text:style-name="T7">CI</text:span><text:span text:style-name="T10">, </text:span><text:span text:style-name="T9">LM</text:span><text:span text:style-name="T10">, HO, IW, GT </text:span></text:p>
        <text:p text:style-name="P4"><text:span text:style-name="T10">g = </text:span><text:span text:style-name="T4">AA, AB</text:span><text:span text:style-name="T12">, CB,</text:span><text:span text:style-name="T10"> SA, LM, UV, </text:span><text:span text:style-name="T7">CI</text:span><text:span text:style-name="T10">, LM, </text:span><text:span text:style-name="T9">HO</text:span><text:span text:style-name="T10">, IW, GT </text:span></text:p>
        <text:p text:style-name="P4"><text:span text:style-name="T10">g = </text:span><text:span text:style-name="T4">AA, AB</text:span><text:span text:style-name="T12">, CB,</text:span><text:span text:style-name="T10"> SA, LM, UV, </text:span><text:span text:style-name="T7">CI</text:span><text:span text:style-name="T10">, LM, HO, </text:span><text:span text:style-name="T9">IW</text:span><text:span text:style-name="T10">, GT </text:span></text:p>
        <text:p text:style-name="P4"><text:span text:style-name="T10">g = </text:span><text:span text:style-name="T4">AA, AB</text:span><text:span text:style-name="T12">, CB,</text:span><text:span text:style-name="T10"> SA, LM, UV, </text:span><text:span text:style-name="T7">CI</text:span><text:span text:style-name="T10">, LM, HO, IW, </text:span><text:span text:style-name="T9">GT</text:span><text:span text:style-name="T10"> </text:span></text:p>
        <text:p text:style-name="P4"><text:span text:style-name="T10">g = </text:span><text:span text:style-name="T4">AA, AB</text:span><text:span text:style-name="T12">, CB,</text:span><text:span text:style-name="T10"> SA, LM, UV, </text:span><text:span text:style-name="T7">CI</text:span><text:span text:style-name="T10">, LM, HO, IW, GT </text:span></text:p>
        <text:p text:style-name="P4"><text:span text:style-name="T10">g = </text:span><text:span text:style-name="T4">AA, AB</text:span><text:span text:style-name="T12">, CB,</text:span><text:span text:style-name="T4"> CI,</text:span><text:span text:style-name="T10"> LM, UV, SA, LM, HO, IW, GT </text:span></text:p>
        <text:p text:style-name="P7"><text:span text:style-name="T10">g = </text:span><text:span text:style-name="T4">AA, AB</text:span><text:span text:style-name="T12">, CB,</text:span><text:span text:style-name="T4"> CI,</text:span><text:span text:style-name="T10"> </text:span><text:span text:style-name="T9">LM</text:span><text:span text:style-name="T10">, UV, SA, LM, HO, IW, GT</text:span></text:p>
        <text:p text:style-name="P4"><text:span text:style-name="T10">g = </text:span><text:span text:style-name="T4">AA, AB</text:span><text:span text:style-name="T12">, CB,</text:span><text:span text:style-name="T4"> CI,</text:span><text:span text:style-name="T10"> </text:span><text:span text:style-name="T7">LM</text:span><text:span text:style-name="T10">, </text:span><text:span text:style-name="T9">UV</text:span><text:span text:style-name="T10">, SA, LM, HO, IW, GT</text:span></text:p>
        <text:p text:style-name="P4"><text:span text:style-name="T10">g = </text:span><text:span text:style-name="T4">AA, AB</text:span><text:span text:style-name="T12">, CB,</text:span><text:span text:style-name="T4"> CI,</text:span><text:span text:style-name="T10"> </text:span><text:span text:style-name="T7">LM</text:span><text:span text:style-name="T10">, UV, </text:span><text:span text:style-name="T9">SA</text:span><text:span text:style-name="T10">, LM, HO, IW, GT</text:span></text:p>
        <text:p text:style-name="P4"><text:span text:style-name="T10">g = </text:span><text:span text:style-name="T4">AA, AB</text:span><text:span text:style-name="T12">, CB,</text:span><text:span text:style-name="T4"> CI,</text:span><text:span text:style-name="T10"> </text:span><text:span text:style-name="T7">LM</text:span><text:span text:style-name="T10">, UV, SA, </text:span><text:span text:style-name="T9">LM</text:span><text:span text:style-name="T10">, HO, IW, GT</text:span></text:p>
        <text:p text:style-name="P4"><text:span text:style-name="T10">g = </text:span><text:span text:style-name="T4">AA, AB</text:span><text:span text:style-name="T12">, CB,</text:span><text:span text:style-name="T4"> CI,</text:span><text:span text:style-name="T10"> </text:span><text:span text:style-name="T7">LM</text:span><text:span text:style-name="T10">, UV, SA, LM, </text:span><text:span text:style-name="T9">HO</text:span><text:span text:style-name="T10">, IW, GT</text:span></text:p>
        <text:p text:style-name="P4"><text:span text:style-name="T10">g = </text:span><text:span text:style-name="T4">AA, AB</text:span><text:span text:style-name="T12">, CB,</text:span><text:span text:style-name="T4"> CI,</text:span><text:span text:style-name="T10"> LM, UV, SA, LM, </text:span><text:span text:style-name="T7">HO</text:span><text:span text:style-name="T10">, </text:span><text:span text:style-name="T9">IW</text:span><text:span text:style-name="T10">, GT</text:span></text:p>
        <text:p text:style-name="P4"><text:span text:style-name="T10">g = </text:span><text:span text:style-name="T4">AA, AB</text:span><text:span text:style-name="T12">, CB,</text:span><text:span text:style-name="T4"> CI,</text:span><text:span text:style-name="T10"> LM, UV, SA, LM, </text:span><text:span text:style-name="T7">HO</text:span><text:span text:style-name="T10">, IW, </text:span><text:span text:style-name="T9">GT</text:span></text:p>
        <text:p text:style-name="P4"><text:span text:style-name="T10">g = </text:span><text:span text:style-name="T4">AA, AB</text:span><text:span text:style-name="T12">, CB,</text:span><text:span text:style-name="T4"> CI,</text:span><text:span text:style-name="T10"> LM, UV, SA, LM, HO, IW, </text:span><text:span text:style-name="T7">GT</text:span></text:p>
        <text:p text:style-name="P4"><text:span text:style-name="T10">g = </text:span><text:span text:style-name="T4">AA, AB</text:span><text:span text:style-name="T12">, CB,</text:span><text:span text:style-name="T4"> CI, </text:span><text:span text:style-name="T5">GT,</text:span><text:span text:style-name="T11"> </text:span><text:span text:style-name="T10">UV, SA, LM, HO, IW, LM</text:span></text:p>
        <text:p text:style-name="P7"><text:span text:style-name="T10">g = </text:span><text:span text:style-name="T4">AA, AB</text:span><text:span text:style-name="T12">, CB,</text:span><text:span text:style-name="T4"> CI, </text:span><text:span text:style-name="T5">GT,</text:span><text:span text:style-name="T11"> </text:span><text:span text:style-name="T9">UV</text:span><text:span text:style-name="T10">, SA, LM, HO, IW, LM</text:span></text:p>
        <text:p text:style-name="P4"><text:span text:style-name="T10">g = </text:span><text:span text:style-name="T4">AA, AB</text:span><text:span text:style-name="T12">, CB,</text:span><text:span text:style-name="T4"> CI, </text:span><text:span text:style-name="T5">GT,</text:span><text:span text:style-name="T11"> </text:span><text:span text:style-name="T7">UV</text:span><text:span text:style-name="T10">, </text:span><text:span text:style-name="T9">SA</text:span><text:span text:style-name="T10">, LM, HO, IW, LM</text:span></text:p>
        <text:p text:style-name="P4"><text:span text:style-name="T10">g = </text:span><text:span text:style-name="T4">AA, AB</text:span><text:span text:style-name="T12">, CB,</text:span><text:span text:style-name="T4"> CI, </text:span><text:span text:style-name="T5">GT,</text:span><text:span text:style-name="T11"> </text:span><text:span text:style-name="T10">UV, </text:span><text:span text:style-name="T7">SA</text:span><text:span text:style-name="T10">, </text:span><text:span text:style-name="T9">LM</text:span><text:span text:style-name="T10">, HO, IW, LM</text:span></text:p>
        <text:p text:style-name="P4"><text:span text:style-name="T10">g = </text:span><text:span text:style-name="T4">AA, AB</text:span><text:span text:style-name="T12">, CB,</text:span><text:span text:style-name="T4"> CI, </text:span><text:span text:style-name="T5">GT,</text:span><text:span text:style-name="T11"> </text:span><text:span text:style-name="T10">UV, SA, </text:span><text:span text:style-name="T7">LM</text:span><text:span text:style-name="T10">, </text:span><text:span text:style-name="T9">HO</text:span><text:span text:style-name="T10">, IW, LM</text:span></text:p>
        <text:p text:style-name="P4"><text:span text:style-name="T10">g = </text:span><text:span text:style-name="T4">AA, AB</text:span><text:span text:style-name="T12">, CB,</text:span><text:span text:style-name="T4"> CI, </text:span><text:span text:style-name="T5">GT,</text:span><text:span text:style-name="T11"> </text:span><text:span text:style-name="T10">UV, SA, LM, </text:span><text:span text:style-name="T7">HO</text:span><text:span text:style-name="T10">, </text:span><text:span text:style-name="T9">IW</text:span><text:span text:style-name="T10">, LM</text:span></text:p>
        <text:p text:style-name="P4"><text:span text:style-name="T10">g = </text:span><text:span text:style-name="T4">AA, AB</text:span><text:span text:style-name="T12">, CB,</text:span><text:span text:style-name="T4"> CI, </text:span><text:span text:style-name="T5">GT,</text:span><text:span text:style-name="T11"> </text:span><text:span text:style-name="T10">UV, SA, LM, </text:span><text:span text:style-name="T7">HO</text:span><text:span text:style-name="T10">, IW, </text:span><text:span text:style-name="T9">LM</text:span></text:p>
        <text:p text:style-name="P4"><text:span text:style-name="T10">g = </text:span><text:span text:style-name="T4">AA, AB</text:span><text:span text:style-name="T12">, CB,</text:span><text:span text:style-name="T4"> CI, </text:span><text:span text:style-name="T5">GT,</text:span><text:span text:style-name="T11"> </text:span><text:span text:style-name="T10">UV, SA, LM, </text:span><text:span text:style-name="T7">HO</text:span><text:span text:style-name="T10">, IW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</text:span><text:span text:style-name="T10">, UV, SA, LM, IW, LM</text:span></text:p>
        <text:p text:style-name="P7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</text:span><text:span text:style-name="T10">, </text:span><text:span text:style-name="T9">UV</text:span><text:span text:style-name="T10">, SA, LM, IW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</text:span><text:span text:style-name="T10">, </text:span><text:span text:style-name="T7">UV</text:span><text:span text:style-name="T10">, </text:span><text:span text:style-name="T9">SA</text:span><text:span text:style-name="T10">, LM, IW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</text:span><text:span text:style-name="T10">, UV, </text:span><text:span text:style-name="T7">SA</text:span><text:span text:style-name="T10">, </text:span><text:span text:style-name="T9">LM</text:span><text:span text:style-name="T10">, IW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</text:span><text:span text:style-name="T10">, UV, SA, </text:span><text:span text:style-name="T7">LM</text:span><text:span text:style-name="T10">, </text:span><text:span text:style-name="T9">IW</text:span><text:span text:style-name="T10">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</text:span><text:span text:style-name="T10">, UV, SA, LM, </text:span><text:span text:style-name="T7">IW</text:span><text:span text:style-name="T10">, </text:span><text:span text:style-name="T9">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</text:span><text:span text:style-name="T10">, UV, SA, LM, </text:span><text:span text:style-name="T7">IW</text:span><text:span text:style-name="T10">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</text:span><text:span text:style-name="T10"> SA, LM, UV, LM</text:span></text:p>
        <text:p text:style-name="P7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</text:span><text:span text:style-name="T10"> </text:span><text:span text:style-name="T9">SA</text:span><text:span text:style-name="T10">, LM, UV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</text:span><text:span text:style-name="T10"> </text:span><text:span text:style-name="T7">SA</text:span><text:span text:style-name="T10">, </text:span><text:span text:style-name="T9">LM</text:span><text:span text:style-name="T10">, UV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</text:span><text:span text:style-name="T10"> SA, </text:span><text:span text:style-name="T7">LM</text:span><text:span text:style-name="T10">, </text:span><text:span text:style-name="T9">UV</text:span><text:span text:style-name="T10">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</text:span><text:span text:style-name="T10"> SA, </text:span><text:span text:style-name="T7">LM</text:span><text:span text:style-name="T10">, UV, </text:span><text:span text:style-name="T9">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</text:span><text:span text:style-name="T10"> SA, </text:span><text:span text:style-name="T7">LM</text:span><text:span text:style-name="T10">, UV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</text:span><text:span text:style-name="T10">SA, UV, LM</text:span></text:p>
        <text:p text:style-name="P7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</text:span><text:span text:style-name="T9">SA</text:span><text:span text:style-name="T10">, UV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</text:span><text:span text:style-name="T7">SA</text:span><text:span text:style-name="T10">, </text:span><text:span text:style-name="T9">UV</text:span><text:span text:style-name="T10">, 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</text:span><text:span text:style-name="T7">SA</text:span><text:span text:style-name="T10">, UV, </text:span><text:span text:style-name="T9">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</text:span><text:span text:style-name="T10">SA, UV, </text:span><text:span text:style-name="T7">LM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LM</text:span><text:span text:style-name="T10">, UV, SA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LM</text:span><text:span text:style-name="T10">, </text:span><text:span text:style-name="T9">UV</text:span><text:span text:style-name="T10">, SA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LM</text:span><text:span text:style-name="T10">, </text:span><text:span text:style-name="T7">UV</text:span><text:span text:style-name="T10">, </text:span><text:span text:style-name="T9">SA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LM</text:span><text:span text:style-name="T10">, UV, </text:span><text:span text:style-name="T7">SA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LM, SA,</text:span><text:span text:style-name="T10"> UV</text:span></text:p>
        <text:p text:style-name="P5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LM, SA,</text:span><text:span text:style-name="T10"> </text:span><text:span text:style-name="T9">UV</text:span></text:p>
        <text:p text:style-name="P6"><text:span text:style-name="T10">g = </text:span><text:span text:style-name="T4">AA, AB</text:span><text:span text:style-name="T12">, CB,</text:span><text:span text:style-name="T4"> CI, </text:span><text:span text:style-name="T5">GT,</text:span><text:span text:style-name="T4"> HO, IW, LM, LM, SA,</text:span><text:span text:style-name="T10"> </text:span><text:span text:style-name="T7">UV</text:span></text:p>
        <text:p text:style-name="P4"><text:span text:style-name="T11">g = </text:span><text:span text:style-name="T5">AA, AB, CB, CI, GT, HO, IW, LM, LM, SA, UV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7T15:51:35.60</meta:creation-date>
    <dc:date>2013-05-07T18:41:04.36</dc:date>
    <meta:editing-duration>PT13M8S</meta:editing-duration>
    <meta:editing-cycles>5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93" meta:word-count="1176" meta:character-count="4249" meta:non-whitespace-character-count="3153"/>
  </office:meta>
</office:document-meta>
</file>